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 fo:background-color="#ffffff"/>
    </style:style>
    <style:style style:name="P2" style:family="paragraph" style:parent-style-name="Corpo">
      <style:paragraph-properties style:writing-mode="lr-tb"/>
    </style:style>
    <style:style style:name="P3" style:family="paragraph" style:parent-style-name="Corpo" style:list-style-name="WW8Num1">
      <style:paragraph-properties style:writing-mode="lr-tb"/>
    </style:style>
    <style:style style:name="P4" style:family="paragraph" style:parent-style-name="Corpo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 fo:background-color="#ffffff"/>
    </style:style>
    <style:style style:name="P5" style:family="paragraph" style:parent-style-name="Corpo" style:master-page-name="Standard">
      <style:paragraph-properties style:page-number="auto" style:writing-mode="lr-tb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 fo:background-color="#ffffff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 fo:background-color="#ffffff"/>
    </style:style>
    <style:style style:name="T3" style:family="text">
      <style:text-properties officeooo:rsid="001ae591"/>
    </style:style>
    <text:list-style style:name="L1">
      <text:list-level-style-bullet text:level="1" text:style-name="WW8NumSt3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St3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St3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St3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St3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style-name="WW8NumSt3z0" style:num-suffix="." text:bullet-char="-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Liberation Serif"/>
      </text:list-level-style-bullet>
      <text:list-level-style-bullet text:level="7" text:style-name="WW8NumSt3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St3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St3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8NumSt4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St4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St4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St4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St4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style-name="WW8NumSt4z0" style:num-suffix="." text:bullet-char="-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Liberation Serif"/>
      </text:list-level-style-bullet>
      <text:list-level-style-bullet text:level="7" text:style-name="WW8NumSt4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St4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St4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RUMENTI</text:p>
      <text:list xml:id="list3702628822" text:style-name="WW8Num1">
        <text:list-item>
          <text:p text:style-name="P3">Bussola —&gt; con lato rettilineo</text:p>
          <text:list>
            <text:list-item>
              <text:list>
                <text:list-item>
                  <text:p text:style-name="P3">Segna nord magnetico</text:p>
                </text:list-item>
                <text:list-item>
                  <text:p text:style-name="P3">Non sempre coincide con quello geografico</text:p>
                </text:list-item>
                <text:list-item>
                  <text:p text:style-name="P3">Inclinazione magnetica —&gt; angolo tra i due nord</text:p>
                </text:list-item>
              </text:list>
            </text:list-item>
          </text:list>
        </text:list-item>
        <text:list-item>
          <text:p text:style-name="P3">Antimetro —&gt; è un barometro, ma cambia scala su cui si muove ago —&gt; segna quote</text:p>
          <text:list>
            <text:list-item>
              <text:list>
                <text:list-item>
                  <text:list>
                    <text:list-item>
                      <text:p text:style-name="P3">sensibile a variazione pressione</text:p>
                      <text:list>
                        <text:list-item>
                          <text:list>
                            <text:list-item>
                              <text:p text:style-name="P3">Se si abbassa —&gt; quota si alza</text:p>
                            </text:list-item>
                            <text:list-item>
                              <text:p text:style-name="P3">se si alza —&gt; quota si abbass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2">CARTE</text:p>
      <text:list xml:id="list160355996599962" text:continue-numbering="true" text:style-name="WW8Num1">
        <text:list-item>
          <text:p text:style-name="P3">hanno scala</text:p>
        </text:list-item>
        <text:list-item>
          <text:p text:style-name="P3">hanno curve di livello —&gt; iso<text:span text:style-name="T3">ipse</text:span> —&gt; uniscono punti a stessa altezza</text:p>
          <text:list>
            <text:list-item>
              <text:list>
                <text:list-item>
                  <text:p text:style-name="P3">principali</text:p>
                </text:list-item>
                <text:list-item>
                  <text:p text:style-name="P3">intermedie</text:p>
                </text:list-item>
              </text:list>
            </text:list-item>
          </text:list>
        </text:list-item>
        <text:list-item>
          <text:p text:style-name="P3">permettono di vedere pendenza terreno:</text:p>
          <text:list>
            <text:list-item>
              <text:list>
                <text:list-item>
                  <text:list>
                    <text:list-item>
                      <text:p text:style-name="P3">se vicine —&gt; </text:p>
                    </text:list-item>
                    <text:list-item>
                      <text:p text:style-name="P3">se lontane —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apire punto dove sono</text:p>
        </text:list-item>
        <text:list-item>
          <text:p text:style-name="P3">Nomenclatura</text:p>
        </text:list-item>
        <text:list-item>
          <text:p text:style-name="P3">posso stimare tempo di percorrenza</text:p>
          <text:list>
            <text:list-item>
              <text:list>
                <text:list-item>
                  <text:list>
                    <text:list-item>
                      <text:p text:style-name="P3">se so scala —&gt; posso sapere i km da fare</text:p>
                    </text:list-item>
                    <text:list-item>
                      <text:p text:style-name="P3">ma funziona se sono in pianura</text:p>
                    </text:list-item>
                    <text:list-item>
                      <text:p text:style-name="P3">in montagna quasi mai </text:p>
                    </text:list-item>
                    <text:list-item>
                      <text:p text:style-name="P3">se calcolo da A-B —&gt; non conto ostacoli, deviazioni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cambiamenti direzione</text:p>
                                </text:list-item>
                                <text:list-item>
                                  <text:p text:style-name="P3">curve di livello</text:p>
                                </text:list-item>
                                <text:list-item>
                                  <text:p text:style-name="P3">quota (carenza ossigeno —&gt; vado + piano)</text:p>
                                </text:list-item>
                                <text:list-item>
                                  <text:p text:style-name="P3">ostacoli natural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concavità verso valle —&gt; valle</text:p>
        </text:list-item>
        <text:list-item>
          <text:p text:style-name="P3">Concavità verso cima —&gt; cresta</text:p>
        </text:list-item>
      </text:list>
      <text:p text:style-name="P4"/>
      <text:p text:style-name="P2">SE SONO SENZA BUSSOLA</text:p>
      <text:list xml:id="list160356223596584" text:continue-numbering="true" text:style-name="WW8Num1">
        <text:list-item>
          <text:p text:style-name="P3">cerco orientare carta</text:p>
        </text:list-item>
        <text:list-item>
          <text:p text:style-name="P3">cercare capire punti cardinale (se so dove nasce Sole —&gt; so che a mezzogiorno-una è a Sud)</text:p>
        </text:list-item>
        <text:list-item>
          <text:p text:style-name="P3">di notte —&gt; stella polare (Nord)</text:p>
        </text:list-item>
      </text:list>
      <text:p text:style-name="P4"/>
      <text:list xml:id="list160356308987085" text:continue-numbering="true" text:style-name="WW8Num1">
        <text:list-item>
          <text:p text:style-name="P3">a noi interessa solo —&gt; conoscere un angolo</text:p>
        </text:list-item>
        <text:list-item>
          <text:p text:style-name="P3">ho una bussola (che segna sempre nord magnetico) </text:p>
        </text:list-item>
        <text:list-item>
          <text:p text:style-name="P3">ho una direzione dove devo andare </text:p>
        </text:list-item>
      </text:list>
      <text:p text:style-name="P4"/>
      <text:p text:style-name="P2">VOGLIO ANDARE DA QUALCHE PARTE CON BUSSOLA</text:p>
      <text:list xml:id="list160355508927785" text:continue-numbering="true" text:style-name="WW8Num1">
        <text:list-item>
          <text:p text:style-name="P3">oriento carta</text:p>
        </text:list-item>
        <text:list-item>
          <text:p text:style-name="P3">metto bussola (lato + lungo) —&gt; dal punto dove sono fino dove voglio andare —&gt; bussola segna un angolo magnetico (mi interessa questo)</text:p>
        </text:list-item>
        <text:list-item>
          <text:p text:style-name="P3"><text:soft-page-break/>angolo —&gt; tra nord magnetico e direzione di marcia</text:p>
        </text:list-item>
      </text:list>
      <text:p text:style-name="P4"/>
      <text:p text:style-name="P2">VOGLIONO SAPERE NOME DI UNA MONTAGNA CHE VEDO</text:p>
      <text:list xml:id="list160354831736928" text:continue-numbering="true" text:style-name="WW8Num1">
        <text:list-item>
          <text:p text:style-name="P3">oriento carta</text:p>
        </text:list-item>
        <text:list-item>
          <text:p text:style-name="P3">punto bussola li (lato lungo da me a montagna)</text:p>
        </text:list-item>
        <text:list-item>
          <text:p text:style-name="P3">segna angolo —&gt; es 50°</text:p>
        </text:list-item>
        <text:list-item>
          <text:p text:style-name="P3">riporto su carta —&gt; trovo nome montag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rp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it" fo:country="IT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style:font-size-asian="13pt" style:font-name-complex="Arial Unicode MS" style:font-family-complex="'Arial Unicode MS'" style:font-family-generic-complex="swiss" style:font-size-complex="13pt" style:text-emphasize="none" style:text-scale="100%" fo:background-color="#ffffff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style:font-size-asian="13pt" style:font-name-complex="Arial Unicode MS" style:font-family-complex="'Arial Unicode MS'" style:font-family-generic-complex="swiss" style:font-size-complex="13pt" style:text-emphasize="none" style:text-scale="100%" fo:background-color="#ffffff"/>
    </style:style>
    <style:style style:name="WW8NumSt3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style:font-size-asian="13pt" style:font-name-complex="Arial Unicode MS" style:font-family-complex="'Arial Unicode MS'" style:font-family-generic-complex="swiss" style:font-size-complex="13pt" style:text-emphasize="none" style:text-scale="100%" fo:background-color="#ffffff"/>
    </style:style>
    <style:style style:name="WW8NumSt4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style:font-size-asian="13pt" style:font-name-complex="Arial Unicode MS" style:font-family-complex="'Arial Unicode MS'" style:font-family-generic-complex="swiss" style:font-size-complex="13pt" style:text-emphasize="none" style:text-scale="100%" fo:background-color="#ffffff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1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1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1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style-name="WW8Num1z0" style:num-suffix="." text:bullet-char="-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Liberation Serif"/>
      </text:list-level-style-bullet>
      <text:list-level-style-bullet text:level="7" text:style-name="WW8Num1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1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1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2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2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2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style-name="WW8Num2z0" style:num-suffix="." text:bullet-char="-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Liberation Serif"/>
      </text:list-level-style-bullet>
      <text:list-level-style-bullet text:level="7" text:style-name="WW8Num2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2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2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 fo:background-color="#ffffff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6:03:53.649000000</dc:date>
    <meta:editing-duration>PT48S</meta:editing-duration>
    <meta:editing-cycles>1</meta:editing-cycles>
    <meta:document-statistic meta:table-count="0" meta:image-count="0" meta:object-count="0" meta:page-count="2" meta:paragraph-count="46" meta:word-count="313" meta:character-count="1586" meta:non-whitespace-character-count="1356"/>
    <meta:generator>LibreOffice/5.3.2.2$Windows_x86 LibreOffice_project/6cd4f1ef626f15116896b1d8e1398b56da0d0ee1</meta:generator>
  </office:meta>
</office:document-meta>
</file>